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4">
            <text:p>14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1-27_07-45-57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7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 office:value-type="string">
            <text:p>2023-01-27_02-44-46_000.jpg</text:p>
          </table:table-cell>
          <table:table-cell table:style-name="ce26" office:value-type="string">
            <text:p>:m :PHOTO 寝た時刻 / 2023 / オナニー、未了、duration=30m時間ぐらい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7" office:value-type="string">
            <text:p>2023-01-26_23-40-07_000.jpg</text:p>
          </table:table-cell>
          <table:table-cell table:style-name="ce26" office:value-type="string">
            <text:p>:m 記録 / 身体 / ケガ / loc=右足：踵,cause=乾燥か,loc-incident=~,id=2023-01-22_23-36-32_000.jpg,phase=~,apparatus=~,injury=皮膚：表面：割れている,treatment=焼酎漬け（ディル）、指で塗布。絆創膏の、通気の綿の部分、ワセリンを塗布。薄く。の、バンドエイド、貼付。,other=手当て：継続中</text:p>
          </table:table-cell>
          <table:table-cell table:style-name="ce27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m 記録 / 身体 / ケガ / loc=右足：踵,cause=乾燥か,loc-incident=~,id=2023-01-22_23-36-32_000.jpg,phase=~,apparatus=~,injury=皮膚：表面：割れている,treatment=焼酎漬け（ディル）、指で塗布。絆創膏の、通気の綿の部分、ワセリンを塗布。薄く。の、バンドエイド、貼付。,other=手当て：継続中">
            <text:p>:m 記録 / 身体 / ケガ / loc=右足：踵,cause=乾燥か,loc-incident=~,id=2023-01-22_23-36-32_000.jpg,phase=~,apparatus=~,injury=皮膚：表面：割れている,treatment=焼酎漬け（ディル）、指で塗布。絆創膏の、通気の綿の部分、ワセリンを塗布。薄く。の、バンドエイド、貼付。,other=手当て：継続中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7" office:value-type="string">
            <text:p>2023-01-26_14-42-28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7" table:formula="of:=IF([.E5]=&quot;&quot;;[.C7];CONCATENATE([.C7];&quot; / &quot;;[.E5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8" office:value-type="string">
            <text:p>2023-01-26_21-22-05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7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7" office:value-type="string">
            <text:p>2023-01-27_12-01-35_000.jpg</text:p>
          </table:table-cell>
          <table:table-cell table:style-name="ce26" office:value-type="string">
            <text:p>:PHOTO 記録 / @２階：トイレ：便器内 / 大便：様子 / time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7]=&quot;&quot;;[.C7];CONCATENATE([.C7];&quot; / &quot;;[.E7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7" office:value-type="string">
            <text:p>2023-01-27_07-50-24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7" office:value-type="string">
            <text:p>2023-01-26_17-42-04_000.jpg</text:p>
          </table:table-cell>
          <table:table-cell table:style-name="ce26" office:value-type="string">
            <text:p>:m RES 1*1 / free# JVEMV6 83#_93:1 / 83. chemistry / topics=無機質,w=亜鉛華；酸化亜鉛,s=~,i=~,other=,next=,doc=r-1-1~1.4:『化学雑話』:p.85</text:p>
          </table:table-cell>
          <table:table-cell table:style-name="ce26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m RES 1*1 / free# JVEMV6 83#_93:1 / 83. chemistry / topics=無機質,w=亜鉛華；酸化亜鉛,s=~,i=~,other=,next=,doc=r-1-1~1.4:『化学雑話』:p.85">
            <text:p>:m RES 1*1 / free# JVEMV6 83#_93:1 / 83. chemistry / topics=無機質,w=亜鉛華；酸化亜鉛,s=~,i=~,other=,next=,doc=r-1-1~1.4:『化学雑話』:p.85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8" office:value-type="string">
            <text:p>2023-01-26_17-42-12_000.jpg</text:p>
          </table:table-cell>
          <table:table-cell table:style-name="ce28" office:value-type="string">
            <text:p>:m #*# / memo:other(m:other) / topic=習字, about=,other=,id=~,content=華;顔;薬;軟;膏;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0]=&quot;&quot;;[.C10];CONCATENATE([.C10];&quot; / &quot;;[.E10]))" office:value-type="string" office:string-value=":m #*# / memo:other(m:other) / topic=習字, about=,other=,id=~,content=華;顔;薬;軟;膏;">
            <text:p>:m #*# / memo:other(m:other) / topic=習字, about=,other=,id=~,content=華;顔;薬;軟;膏;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8" office:value-type="string">
            <text:p>2023-01-26_19-00-47_000.jpg</text:p>
          </table:table-cell>
          <table:table-cell table:style-name="ce26" office:value-type="string">
            <text:p>:m :篠笛,shinobue #*# / session-memo:session-1 / p.1-&lt;1&gt;:genre=melody:western-like,session=hour-19,key=~,tempo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1]=&quot;&quot;;[.C11];CONCATENATE([.C11];&quot; / &quot;;[.E11]))" office:value-type="string" office:string-value=":m :篠笛,shinobue #*# / session-memo:session-1 / p.1-&lt;1&gt;:genre=melody:western-like,session=hour-19,key=~,tempo=~">
            <text:p>:m :篠笛,shinobue #*# / session-memo:session-1 / p.1-&lt;1&gt;:genre=melody:western-like,session=hour-19,key=~,tempo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7" office:value-type="string">
            <text:p>2023-01-27_01-41-55_000.jpg</text:p>
          </table:table-cell>
          <table:table-cell table:style-name="ce26" office:value-type="string">
            <text:p>:m #*# RES / free / res-id=SF7W / theme=四元数 / genre=math:algebra,content=(iA)i=i(Ai)：結合則、成立するか？,w= / session-number=~ / doc=~,other=ref:cake-56761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2]=&quot;&quot;;[.C12];CONCATENATE([.C12];&quot; / &quot;;[.E12]))" office:value-type="string" office:string-value=":m #*# RES / free / res-id=SF7W / theme=四元数 / genre=math:algebra,content=(iA)i=i(Ai)：結合則、成立するか？,w= / session-number=~ / doc=~,other=ref:cake-56761">
            <text:p>:m #*# RES / free / res-id=SF7W / theme=四元数 / genre=math:algebra,content=(iA)i=i(Ai)：結合則、成立するか？,w= / session-number=~ / doc=~,other=ref:cake-56761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2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8" office:value-type="string">
            <text:p>2023-01-27_01-52-43_000.jpg</text:p>
          </table:table-cell>
          <table:table-cell table:style-name="ce26" office:value-type="string">
            <text:p>:m #*# RES / free / res-id=SF7W / theme=四元数 / genre=math:algebra,content=i(iA)：iをかけ続けると、どうなるか？？,w= / session-number=~ / doc=~,other=ref:cake-56761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3]=&quot;&quot;;[.C13];CONCATENATE([.C13];&quot; / &quot;;[.E13]))" office:value-type="string" office:string-value=":m #*# RES / free / res-id=SF7W / theme=四元数 / genre=math:algebra,content=i(iA)：iをかけ続けると、どうなるか？？,w= / session-number=~ / doc=~,other=ref:cake-56761">
            <text:p>:m #*# RES / free / res-id=SF7W / theme=四元数 / genre=math:algebra,content=i(iA)：iをかけ続けると、どうなるか？？,w= / session-number=~ / doc=~,other=ref:cake-56761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2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17" office:value-type="string">
            <text:p>2023-01-27_12-20-32_000.jpg</text:p>
          </table:table-cell>
          <table:table-cell table:style-name="ce26" office:value-type="string">
            <text:p>:m RES 1*2 / free# JVEMV6 82#_6:1 / 82. math-research / topics=topic-id.1:iA~jA~kA,w=~,s=~,i=~,doc=r-1-3~1.1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4]=&quot;&quot;;[.C14];CONCATENATE([.C14];&quot; / &quot;;[.E14]))" office:value-type="string" office:string-value=":m RES 1*2 / free# JVEMV6 82#_6:1 / 82. math-research / topics=topic-id.1:iA~jA~kA,w=~,s=~,i=~,doc=r-1-3~1.1,other=~">
            <text:p>:m RES 1*2 / free# JVEMV6 82#_6:1 / 82. math-research / topics=topic-id.1:iA~jA~kA,w=~,s=~,i=~,doc=r-1-3~1.1,other=~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2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4">
            <text:p>14</text:p>
          </table:table-cell>
          <table:table-cell table:style-name="ce10" office:value-type="string">
            <text:p>2023-01-27_12-21-31_000.jpg</text:p>
          </table:table-cell>
          <table:table-cell table:style-name="ce26" office:value-type="string">
            <text:p>:m RES 2*2 / free# JVEMV6 82#_6:1 / 82. math-research / topics=topic-id.1:iA~jA~kA,w=~,s=~,i=~,doc=r-1-3~1.1,other=N+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15];[.K15])" office:value-type="string" office:string-value="jpg">
            <text:p>jpg</text:p>
          </table:table-cell>
          <table:table-cell table:style-name="ce52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2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2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2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2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2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2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2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2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2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2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7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14">
            <text:p>14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5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7">2023/01/27</text:date>, <text:time>12:52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1-27T12:52:58.42</dc:date>
    <dc:creator>iwabuchi ken</dc:creator>
    <meta:editing-duration>P53DT8H52M9S</meta:editing-duration>
    <meta:editing-cycles>17163</meta:editing-cycles>
    <meta:document-statistic meta:table-count="2" meta:cell-count="924" meta:object-count="0"/>
    <meta:user-defined meta:name="qrichtext">1</meta:user-defined>
  </office:meta>
</office:document-meta>
</file>